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1pt" style:font-size-asian="11pt"/>
    </style:style>
    <style:style style:name="P2" style:family="paragraph" style:parent-style-name="Standard">
      <style:text-properties style:font-name="Calibri" fo:font-size="10pt" style:font-size-asian="10pt" style:font-size-complex="11pt"/>
    </style:style>
    <style:style style:name="P3" style:family="paragraph" style:parent-style-name="Standard">
      <style:text-properties style:font-name="Calibri" fo:font-size="10pt" fo:font-weight="bold" style:font-size-asian="10pt" style:font-weight-asian="bold" style:font-size-complex="11pt"/>
    </style:style>
    <style:style style:name="P4" style:family="paragraph" style:parent-style-name="Standard">
      <style:text-properties style:font-name="Calibri" fo:font-size="10pt" fo:font-weight="bold" style:font-size-asian="10pt" style:font-weight-asian="bold" style:font-size-complex="11pt" style:font-weight-complex="bold"/>
    </style:style>
    <style:style style:name="P5" style:family="paragraph" style:parent-style-name="Standard">
      <style:text-properties style:font-name="Calibri" fo:font-size="10pt" fo:font-style="italic" style:font-size-asian="10pt" style:font-style-asian="italic" style:font-size-complex="11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a"/>
    </style:style>
    <style:style style:name="P8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a"/>
      <style:text-properties style:font-name="Calibri" fo:font-weight="bold" style:font-weight-asian="bold"/>
    </style:style>
    <style:style style:name="P9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0071in solid #00000a"/>
      <style:text-properties style:font-name="Calibri" fo:font-weight="bold" style:font-weight-asian="bold"/>
    </style:style>
    <style:style style:name="P10" style:family="paragraph" style:parent-style-name="Standard">
      <style:paragraph-properties fo:margin-left="1in" fo:margin-right="0in" fo:text-indent="-1in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style:font-name="Calibri" fo:font-size="10pt" fo:font-weight="normal" style:font-size-asian="10pt" style:font-weight-asian="normal" style:font-size-complex="11pt" style:font-weight-complex="normal"/>
    </style:style>
    <style:style style:name="P13" style:family="paragraph" style:parent-style-name="Standard" style:list-style-name="L1">
      <style:text-properties style:font-name="Calibri" fo:font-size="10pt" fo:font-weight="normal" style:font-size-asian="10pt" style:font-weight-asian="normal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1pt"/>
    </style:style>
    <style:style style:name="P15" style:family="paragraph" style:parent-style-name="List_20_Paragraph" style:list-style-name="L2">
      <style:text-properties style:font-name="Calibri" fo:font-size="10pt" style:font-size-asian="10pt" style:font-size-complex="11pt" style:font-style-complex="italic"/>
    </style:style>
    <style:style style:name="P16" style:family="paragraph" style:parent-style-name="List_20_Paragraph" style:list-style-name="L3">
      <style:text-properties style:font-name="Calibri" fo:font-size="10pt" style:font-size-asian="10pt" style:font-size-complex="11pt" style:font-style-complex="italic"/>
    </style:style>
    <style:style style:name="P17" style:family="paragraph" style:parent-style-name="List_20_Paragraph" style:list-style-name="L3">
      <style:text-properties style:font-name="Calibri" fo:font-size="10pt" style:font-size-asian="10pt" style:font-size-complex="11pt"/>
    </style:style>
    <style:style style:name="P18" style:family="paragraph" style:parent-style-name="List_20_Paragraph" style:list-style-name="WWNum17">
      <style:text-properties style:font-name="Calibri" fo:font-size="10pt" fo:font-weight="bold" style:font-size-asian="10pt" style:font-weight-asian="bold" style:font-size-complex="11pt" style:font-style-complex="italic"/>
    </style:style>
    <style:style style:name="T1" style:family="text">
      <style:text-properties style:font-name="Calibri" fo:font-size="10pt" style:font-size-asian="10pt" style:font-size-complex="11pt"/>
    </style:style>
    <style:style style:name="T2" style:family="text">
      <style:text-properties style:font-name="Calibri" fo:font-size="10pt" style:font-size-asian="10pt" style:font-size-complex="11pt" style:font-style-complex="italic"/>
    </style:style>
    <style:style style:name="T3" style:family="text">
      <style:text-properties style:font-name="Calibri" fo:font-size="10pt" style:font-size-asian="10pt" style:font-size-complex="11pt" style:font-weight-complex="bold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0pt" fo:font-weight="bold" style:font-size-asian="10pt" style:font-weight-asian="bold" style:font-size-complex="11pt"/>
    </style:style>
    <style:style style:name="T6" style:family="text">
      <style:text-properties style:font-name="Calibri" fo:font-size="10pt" fo:font-weight="bold" style:font-size-asian="10pt" style:font-weight-asian="bold" style:font-size-complex="11pt" style:font-weight-complex="bold"/>
    </style:style>
    <style:style style:name="T7" style:family="text">
      <style:text-properties style:font-name="Calibri" fo:font-size="10pt" fo:font-weight="bold" style:font-size-asian="10pt" style:font-weight-asian="bold" style:font-size-complex="10pt"/>
    </style:style>
    <style:style style:name="T8" style:family="text">
      <style:text-properties style:font-name="Calibri" fo:font-size="10pt" fo:font-weight="normal" style:font-size-asian="10pt" style:font-weight-asian="normal" style:font-size-complex="11pt" style:font-weight-complex="normal"/>
    </style:style>
    <style:style style:name="T9" style:family="text">
      <style:text-properties style:font-name="Calibri" fo:font-weight="bold" style:font-weight-asian="bold"/>
    </style:style>
    <style:style style:name="T10" style:family="text">
      <style:text-properties style:font-name="Calibri" fo:font-weight="bold" style:font-weight-asian="bold" style:font-style-complex="italic"/>
    </style:style>
    <style:style style:name="T11" style:family="text">
      <style:text-properties style:font-name="Calibri" fo:font-size="12pt" fo:font-weight="bold" style:font-size-asian="12pt" style:font-weight-asian="bold" style:font-size-complex="12pt"/>
    </style:style>
    <style:style style:name="T12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Calibri" fo:font-size="12pt" fo:font-weight="bold" style:font-size-asian="12pt" style:font-weight-asian="bold" style:font-size-complex="12pt" style:font-style-complex="italic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obert Toombs</text:p>
      <text:p text:style-name="P1">603-505-7523 | rtoombs@protonmail.com</text:p>
      <text:p text:style-name="P14"/>
      <text:p text:style-name="P9">KNOWLEDGE</text:p>
      <text:p text:style-name="P6"><text:span text:style-name="T5">Technologies <text:s/></text:span><text:span text:style-name="T1">Java, <text:s/>Elm, <text:s/>Hibernate/JPA, <text:s text:c="2"/>SQL, <text:s/>XSLT/XPath, <text:s/>Owasp/AntiSamy, <text:s/>DeltaXML, <text:s/>Postgres, <text:s/>Gradle, <text:s/>Spring Boot, <text:s/>Docker</text:span></text:p>
      <text:p text:style-name="P10"><text:span text:style-name="T5">Tools <text:s text:c="15"/></text:span><text:span text:style-name="T1">IntelliJ, <text:s/>Git/Bitbucket, <text:s/>pgAdmin 4, <text:s/>npm, <text:s/>Concourse CI, <text:s text:c="2"/>Webpack, <text:s text:c="2"/>Docker, <text:s text:c="2"/>AWS S3</text:span></text:p>
      <text:p text:style-name="P3"/>
      <text:p text:style-name="P7"><text:span text:style-name="T9">EXPERIENCE</text:span><text:span text:style-name="T5"><text:tab/><text:tab/><text:tab/></text:span></text:p>
      <text:p text:style-name="Standard"><text:span text:style-name="T5">2018-08- <text:s text:c="7"/></text:span><text:span text:style-name="T11">Senior Software Engineer</text:span></text:p>
      <text:p text:style-name="Standard"><text:span text:style-name="T5">present <text:s text:c="9"/></text:span><text:span text:style-name="T8">Shields Health Solutions / Stoughton, MA</text:span></text:p>
      <text:list xml:id="list1792555694536588630" text:style-name="L1">
        <text:list-item>
          <text:p text:style-name="P12">Spearheaded an architectural change from an activity driven application to a patient-centric application, implementing the initial POC, database change requirements, while handling communication with impacted engineering and business stakeholders regarding data migrations, auditing, and reporting <text:s/></text:p>
        </text:list-item>
        <text:list-item>
          <text:p text:style-name="P12">Identified, diagnosed, and resolved many performance bottlenecks to bring HTTP response times from tens of seconds (sometimes minutes) down to industry standards </text:p>
        </text:list-item>
        <text:list-item>
          <text:p text:style-name="P12">Created the TelemetryRx questionnaire engine which translates JSON templates into complex questionnaires with a limitless amount of questions, question types, inner question associations and interactions </text:p>
        </text:list-item>
        <text:list-item>
          <text:p text:style-name="P12">Created a tool to automate Eligibility Verification (E1) and Claim Billing (B1) test claims through RelayHealth to dramatically improve end user productivity</text:p>
        </text:list-item>
        <text:list-item>
          <text:p text:style-name="P12">Responsible for our UI overhaul from Elm 0.18 to Elm 0.19.1, resolving multiple UI breaking changes, managing deprecated libraries, and implementing a brand new testing framework while limiting developer transition time</text:p>
        </text:list-item>
        <text:list-item>
          <text:p text:style-name="P12">Led many security design changes from input sanitization, user scope/permission handling, to Spring Security upgrades and Veracode/SourceClear compliance</text:p>
        </text:list-item>
        <text:list-item>
          <text:p text:style-name="P12">Conducted code reviews, lunch &amp; learns, katas, and paired programming sessions to help quickly onboard new engineers and develop skills in junior and senior members alike</text:p>
        </text:list-item>
        <text:list-item>
          <text:p text:style-name="P12">Assisted in story creation, breakdowns, and pointing for our two week sprint cycles</text:p>
        </text:list-item>
        <text:list-item>
          <text:p text:style-name="P13"><text:span text:style-name="T15">Developed Bootstrap inspired UI Elm components for use throughout the TelemetryRx application to speed up front-end development time and improve UI consistency </text:span></text:p>
          <text:p text:style-name="P13"><text:span text:style-name="T15"/></text:p>
        </text:list-item>
      </text:list>
      <text:p text:style-name="Standard"><text:span text:style-name="T5">2013-06 - <text:s text:c="6"/></text:span><text:span text:style-name="T9">Senior Software Engineer</text:span></text:p>
      <text:p text:style-name="Standard"><text:span text:style-name="T5">2018-07 <text:s text:c="8"/></text:span><text:span text:style-name="T1">OpenText (acquired from Dell EMC) / Norwood, MA</text:span></text:p>
      <text:list xml:id="list7896783270679995030" text:style-name="L2">
        <text:list-item>
          <text:p text:style-name="P15">Researched, designed, developed, and documented configuration management tools for easily exporting, importing, viewing, comparing, and merging of Documentum D2 configurations</text:p>
        </text:list-item>
        <text:list-item>
          <text:p text:style-name="P15">Leveraged DeltaXML in conjunction with XSLT, HTML, CSS, and jQuery to create a simple, intelligent, browser based configuration merge tool to greatly reduce customer software version upgrading times</text:p>
        </text:list-item>
      </text:list>
      <text:p text:style-name="P3"><text:tab/><text:tab/><text:tab/><text:tab/><text:tab/></text:p>
      <text:p text:style-name="Standard"><text:span text:style-name="T5">2012-07 - <text:s text:c="6"/></text:span><text:span text:style-name="T9">Software Engineer</text:span><text:span text:style-name="T12"> Co-op</text:span></text:p>
      <text:p text:style-name="Standard"><text:span text:style-name="T5">2013-04 <text:s text:c="8"/></text:span><text:span text:style-name="T1">The Achievement Network / Boston, MA</text:span></text:p>
      <text:list xml:id="list5843174842179086996" text:style-name="WWNum17">
        <text:list-header>
          <text:p text:style-name="P18"/>
        </text:list-header>
      </text:list>
      <text:p text:style-name="Standard"><text:span text:style-name="T5">2011-07 - <text:s text:c="6"/></text:span><text:span text:style-name="T10">Software Engineer</text:span><text:span text:style-name="T13"> Co-op</text:span></text:p>
      <text:p text:style-name="Standard"><text:span text:style-name="T5">2011-12</text:span><text:span text:style-name="T2"><text:tab/> <text:s text:c="7"/>Goodrich ISR Systems (now UTC Aerospace Systems) / Westford, MA </text:span></text:p>
      <text:list xml:id="list8408324743894468602" text:style-name="L3">
        <text:list-item>
          <text:p text:style-name="P17">Developed a MS Paint-like feature for marking up imagery with coordinate based annotations </text:p>
        </text:list-item>
        <text:list-item>
          <text:p text:style-name="P16">Developed a feature to read/write shape files to overlay third-party annotations on Goodrich imagery</text:p>
        </text:list-item>
      </text:list>
      <text:p text:style-name="P3"/>
      <text:p text:style-name="Standard"><text:span text:style-name="T5">2010-07 - <text:s text:c="6"/></text:span><text:span text:style-name="T9">Software Engineer</text:span><text:span text:style-name="T12"> Co-op</text:span></text:p>
      <text:p text:style-name="Standard"><text:span text:style-name="T5">2010-12<text:tab/> <text:s text:c="7"/></text:span><text:span text:style-name="T1">Harris</text:span><text:span text:style-name="T3"> Corporation / </text:span><text:span text:style-name="T1">Chelmsford, MA</text:span><text:span text:style-name="T2"> </text:span></text:p>
      <text:p text:style-name="P4"><text:tab/><text:tab/><text:tab/></text:p>
      <text:p text:style-name="P8">EDUCATION</text:p>
      <text:p text:style-name="Standard"><text:span text:style-name="T5">2008-09 - <text:s text:c="6"/></text:span><text:span text:style-name="T9">Bachelor of Science in Computer Science</text:span></text:p>
      <text:p text:style-name="Standard"><text:span text:style-name="T5">2013-05<text:tab/> <text:s text:c="7"/></text:span><text:span text:style-name="T4">Northeastern University / Boston, MA</text:span></text:p>
      <text:p text:style-name="P2"/>
      <text:p text:style-name="P8">PROJECTS - <text:span text:style-name="T14">github.com/RobToombs</text:span></text:p>
      <text:p text:style-name="Standard"><text:span text:style-name="T5">Ray Tracer – </text:span><text:span text:style-name="T1">developed a ray tracing renderer in C# which implemented reflection and refraction optical effects with both global illumination and spot lighting over a variety of objects created from spheres and triangles</text:span></text:p>
      <text:p text:style-name="P5"/>
      <text:p text:style-name="Standard"><text:soft-page-break/><text:span text:style-name="T7">Image Pattern Matcher</text:span><text:span text:style-name="T5"> – </text:span><text:span text:style-name="T1">developed a program, where given a set of pattern imagery and a set of source imagery, is capable of finding occurrences of the pattern images in the source imagery for JPEG, GIF, and PNG image formats</text:span></text:p>
      <text:p text:style-name="P3"/>
      <text:p text:style-name="Standard"><text:span text:style-name="T5">Stock Project – </text:span><text:span text:style-name="T8">full stack web application as a showcase of technology using many of today's current technology like Kotlin, SpringBoot, Elm, Postgres, Docker, and more!</text:span></text:p>
      <text:p text:style-name="Standard"><text:span text:style-name="T8"/></text:p>
      <text:p text:style-name="Standard"><text:span text:style-name="T6">Tech Stack POC – </text:span><text:span text:style-name="T8">full stack application consisting of three front-end applications written in Elm/Vue/Flutter running on separate containers, a single back-end container hosting a Kotlin/Quarkus application, a Postgres container, and a Nginx proxy container handling seamless routing between each front-end ap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b_2" style:display-name="Normal+2" style:family="paragraph" style:parent-style-name="Standard" style:default-outline-level="" style:list-style-name="">
      <style:text-properties fo:color="#00000a"/>
    </style:style>
    <style:style style:name="Heading_20_4_2b_1" style:display-name="Heading 4+1" style:family="paragraph" style:parent-style-name="Standard" style:default-outline-level="" style:list-style-name="">
      <style:text-properties fo:color="#00000a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Wingdings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0626in" fo:text-indent="-0.25in" fo:margin-left="3.0626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5626in" fo:text-indent="-0.25in" fo:margin-left="4.5626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0626in" fo:text-indent="-0.25in" fo:margin-left="5.0626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5626in" fo:text-indent="-0.25in" fo:margin-left="5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 Toombs</meta:initial-creator>
    <meta:editing-cycles>22</meta:editing-cycles>
    <meta:print-date>2011-02-04T17:21:00</meta:print-date>
    <meta:creation-date>2017-02-09T03:28:00</meta:creation-date>
    <dc:date>2021-12-21T22:14:27.29</dc:date>
    <meta:editing-duration>PT6H35M15S</meta:editing-duration>
    <meta:generator>OpenOffice/4.1.7$Win32 OpenOffice.org_project/417m1$Build-9800</meta:generator>
    <meta:document-statistic meta:table-count="0" meta:image-count="0" meta:object-count="0" meta:page-count="2" meta:paragraph-count="39" meta:word-count="558" meta:character-count="407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